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1.175in"/>
    </style:style>
    <style:style style:name="Table1.B" style:family="table-column">
      <style:table-column-properties style:column-width="1.3153in"/>
    </style:style>
    <style:style style:name="Table1.C" style:family="table-column">
      <style:table-column-properties style:column-width="1.2014in"/>
    </style:style>
    <style:style style:name="Table1.D" style:family="table-column">
      <style:table-column-properties style:column-width="1.0813in"/>
    </style:style>
    <style:style style:name="Table1.E" style:family="table-column">
      <style:table-column-properties style:column-width="1.2896in"/>
    </style:style>
    <style:style style:name="Table1.F" style:family="table-column">
      <style:table-column-properties style:column-width="0.8646in"/>
    </style:style>
    <style:style style:name="Table1.A1" style:family="table-cell">
      <style:table-cell-properties style:vertical-align="middle" fo:padding="0.0194in" fo:border="0.05pt solid #000000"/>
    </style:style>
    <style:style style:name="P1" style:family="paragraph" style:parent-style-name="Standard">
      <style:paragraph-properties>
        <style:tab-stops>
          <style:tab-stop style:position="5.5835in"/>
        </style:tab-stops>
      </style:paragraph-properties>
    </style:style>
    <style:style style:name="P2" style:family="paragraph" style:parent-style-name="Standard">
      <style:text-properties fo:font-weight="bold" officeooo:paragraph-rsid="002080ff" style:font-weight-asian="bold" style:font-weight-complex="bold"/>
    </style:style>
    <style:style style:name="P3" style:family="paragraph" style:parent-style-name="Standard">
      <style:text-properties fo:font-weight="bold" officeooo:paragraph-rsid="002080ff" style:font-weight-asian="bold"/>
    </style:style>
    <style:style style:name="P4" style:family="paragraph" style:parent-style-name="Text_20_body">
      <style:paragraph-properties fo:text-align="center" style:justify-single-word="false"/>
      <style:text-properties officeooo:paragraph-rsid="000ad682"/>
    </style:style>
    <style:style style:name="P5" style:family="paragraph" style:parent-style-name="Text_20_body">
      <style:text-properties officeooo:paragraph-rsid="001b4cf2"/>
    </style:style>
    <style:style style:name="P6" style:family="paragraph" style:parent-style-name="Standard">
      <style:text-properties officeooo:paragraph-rsid="002080ff"/>
    </style:style>
    <style:style style:name="P7" style:family="paragraph" style:parent-style-name="Text_20_body">
      <style:text-properties officeooo:paragraph-rsid="00274813"/>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2pt" officeooo:rsid="00079aa8" style:font-size-asian="12pt" style:font-size-complex="12pt"/>
    </style:style>
    <style:style style:name="T4" style:family="text">
      <style:text-properties fo:font-size="12pt" officeooo:rsid="0007ae0e" style:font-size-asian="12pt" style:font-size-complex="12pt"/>
    </style:style>
    <style:style style:name="T5" style:family="text">
      <style:text-properties fo:font-size="12pt" officeooo:rsid="0010e180" style:font-size-asian="12pt" style:font-size-complex="12pt"/>
    </style:style>
    <style:style style:name="T6" style:family="text">
      <style:text-properties fo:font-size="12pt" officeooo:rsid="001b4cf2" style:font-size-asian="12pt" style:font-size-complex="12pt"/>
    </style:style>
    <style:style style:name="T7" style:family="text">
      <style:text-properties fo:font-size="12pt" officeooo:rsid="0021c944" style:font-size-asian="12pt" style:font-size-complex="12pt"/>
    </style:style>
    <style:style style:name="T8" style:family="text">
      <style:text-properties officeooo:rsid="00132996"/>
    </style:style>
    <style:style style:name="T9" style:family="text">
      <style:text-properties officeooo:rsid="00249a08"/>
    </style:style>
    <style:style style:name="T10" style:family="text">
      <style:text-properties officeooo:rsid="00266786"/>
    </style:style>
    <style:style style:name="T11" style:family="text">
      <style:text-properties officeooo:rsid="00274813"/>
    </style:style>
    <style:style style:name="T12" style:family="text"/>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P2">Docente:<text:tab/><text:tab/>Bruce D. Marron</text:p>
      <text:p text:style-name="P2">Ciclo: <text:tab/><text:tab/><text:tab/>25-2</text:p>
      <text:p text:style-name="P6"><text:span text:style-name="T1">Materia: <text:tab/><text:tab/></text:span><text:span text:style-name="T2">Terminología Especializada en Económica y Mercados Bursátiles</text:span></text:p>
      <text:p text:style-name="P2">Curso:<text:tab/><text:tab/><text:tab/>IT0524</text:p>
      <text:p text:style-name="P6"><text:span text:style-name="T1">Licenciatura: <text:tab/>I</text:span><text:span text:style-name="T2">nterpretación y Traduccíon</text:span></text:p>
      <text:p text:style-name="P3">Horario:<text:tab/><text:tab/>Jueves 11:00 – 14:00</text:p>
      <text:p text:style-name="P3">Grupo:<text:tab/><text:tab/>5C</text:p>
      <text:p text:style-name="P3"/>
      <text:p text:style-name="P4"><text:span text:style-name="Strong_20_Emphasis"><text:span text:style-name="T3">HW_0</text:span></text:span><text:span text:style-name="Strong_20_Emphasis"><text:span text:style-name="T6">4</text:span></text:span><text:span text:style-name="Strong_20_Emphasis"><text:span text:style-name="T5">.</text:span></text:span><text:span text:style-name="Strong_20_Emphasis"><text:span text:style-name="T7">2 Bank Failures and the FDIC / IPAB</text:span></text:span><text:span text:style-name="Strong_20_Emphasis"><text:span text:style-name="T3"> </text:span></text:span><text:span text:style-name="Strong_20_Emphasis"><text:span text:style-name="T4">(convert to 10 point scale)</text:span></text:span></text:p>
      <text:section text:style-name="Sect1" text:name="md-content-197282861">
        <text:section text:style-name="Sect1" text:name="md-content-214849905">
          <text:section text:style-name="Sect1" text:name="md-content-224920981">
            <text:section text:style-name="Sect1" text:name="md-content-241690708">
              <text:section text:style-name="Sect1" text:name="md-content-25229386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Criteria</text:p>
                      </table:table-cell>
                      <table:table-cell table:style-name="Table1.A1" office:value-type="string">
                        <text:p text:style-name="Table_20_Heading">5 Points</text:p>
                      </table:table-cell>
                      <table:table-cell table:style-name="Table1.A1" office:value-type="string">
                        <text:p text:style-name="Table_20_Heading">4 Points</text:p>
                      </table:table-cell>
                      <table:table-cell table:style-name="Table1.A1" office:value-type="string">
                        <text:p text:style-name="Table_20_Heading">3 Points</text:p>
                      </table:table-cell>
                      <table:table-cell table:style-name="Table1.A1" office:value-type="string">
                        <text:p text:style-name="Table_20_Heading">2 Points</text:p>
                      </table:table-cell>
                      <table:table-cell table:style-name="Table1.A1" office:value-type="string">
                        <text:p text:style-name="Table_20_Heading">1 Point</text:p>
                      </table:table-cell>
                    </table:table-row>
                  </table:table-header-rows>
                  <table:table-row>
                    <table:table-cell table:style-name="Table1.A1" office:value-type="string">
                      <text:p text:style-name="Table_20_Contents"><text:span text:style-name="Strong_20_Emphasis">Summary of Hall and Lieberman Text</text:span></text:p>
                    </table:table-cell>
                    <table:table-cell table:style-name="Table1.A1" office:value-type="string">
                      <text:p text:style-name="Table_20_Contents">Comprehensive, precise summary demonstrating deep understanding of key economic concepts; all critical points accurately captured</text:p>
                    </table:table-cell>
                    <table:table-cell table:style-name="Table1.A1" office:value-type="string">
                      <text:p text:style-name="Table_20_Contents">Thorough summary with minor omissions; shows clear comprehension</text:p>
                    </table:table-cell>
                    <table:table-cell table:style-name="Table1.A1" office:value-type="string">
                      <text:p text:style-name="Table_20_Contents">Adequate summary with some key points addressed</text:p>
                    </table:table-cell>
                    <table:table-cell table:style-name="Table1.A1" office:value-type="string">
                      <text:p text:style-name="Table_20_Contents">Partial summary missing significant economic insights</text:p>
                    </table:table-cell>
                    <table:table-cell table:style-name="Table1.A1" office:value-type="string">
                      <text:p text:style-name="Table_20_Contents">Minimal or incorrect summary </text:p>
                    </table:table-cell>
                  </table:table-row>
                  <table:table-row>
                    <table:table-cell table:style-name="Table1.A1" office:value-type="string">
                      <text:p text:style-name="Table_20_Contents"><text:span text:style-name="Strong_20_Emphasis">FDIC / </text:span><text:span text:style-name="Strong_20_Emphasis"><text:span text:style-name="T9">IPAB </text:span></text:span><text:span text:style-name="Strong_20_Emphasis">System Analysis (Q1)</text:span></text:p>
                    </table:table-cell>
                    <table:table-cell table:style-name="Table1.A1" office:value-type="string">
                      <text:p text:style-name="Table_20_Contents">Exceptionally nuanced, well-researched argument with multiple economic perspectives and detailed supporting evidence</text:p>
                    </table:table-cell>
                    <table:table-cell table:style-name="Table1.A1" office:value-type="string">
                      <text:p text:style-name="Table_20_Contents">Strong analytical response with solid reasoning and relevant examples</text:p>
                    </table:table-cell>
                    <table:table-cell table:style-name="Table1.A1" office:value-type="string">
                      <text:p text:style-name="Table_20_Contents">Moderate analysis with basic economic understanding</text:p>
                    </table:table-cell>
                    <table:table-cell table:style-name="Table1.A1" office:value-type="string">
                      <text:p text:style-name="Table_20_Contents">Limited analysis with weak or superficial reasoning</text:p>
                    </table:table-cell>
                    <table:table-cell table:style-name="Table1.A1" office:value-type="string">
                      <text:p text:style-name="Table_20_Contents">Minimal or irrelevant response </text:p>
                    </table:table-cell>
                  </table:table-row>
                  <table:table-row>
                    <table:table-cell table:style-name="Table1.A1" office:value-type="string">
                      <text:p text:style-name="Table_20_Contents"><text:span text:style-name="Strong_20_Emphasis">IPAB Fiscal Soundness Evaluation (Q2)</text:span></text:p>
                    </table:table-cell>
                    <table:table-cell table:style-name="Table1.A1" office:value-type="string">
                      <text:p text:style-name="Table_20_Contents">Sophisticated financial analysis using precise global ratings data, multiple economic indicators, and critical comparative insights</text:p>
                    </table:table-cell>
                    <table:table-cell table:style-name="Table1.A1" office:value-type="string">
                      <text:p text:style-name="Table_20_Contents">Comprehensive evaluation with strong use of S&amp;P Global Ratings information</text:p>
                    </table:table-cell>
                    <table:table-cell table:style-name="Table1.A1" office:value-type="string">
                      <text:p text:style-name="Table_20_Contents">Moderate analysis with some relevant financial observations</text:p>
                    </table:table-cell>
                    <table:table-cell table:style-name="Table1.A1" office:value-type="string">
                      <text:p text:style-name="Table_20_Contents">Limited financial assessment with minimal supporting evidence</text:p>
                    </table:table-cell>
                    <table:table-cell table:style-name="Table1.A1" office:value-type="string">
                      <text:p text:style-name="Table_20_Contents">Insufficient or incorrect financial evaluation</text:p>
                    </table:table-cell>
                  </table:table-row>
                  <table:table-row>
                    <table:table-cell table:style-name="Table1.A1" office:value-type="string">
                      <text:p text:style-name="Table_20_Contents"><text:span text:style-name="Strong_20_Emphasis">Writing Quality, Presentation, </text:span><text:span text:style-name="Strong_20_Emphasis"><text:span text:style-name="T10">Formatting</text:span></text:span></text:p>
                    </table:table-cell>
                    <table:table-cell table:style-name="Table1.A1" office:value-type="string">
                      <text:p text:style-name="Table_20_Contents">Impeccable academic writing, perfect grammar, clear structure, pro. formatting</text:p>
                    </table:table-cell>
                    <table:table-cell table:style-name="Table1.A1" office:value-type="string">
                      <text:p text:style-name="Table_20_Contents">Very clear writing with minor technical improvements possible</text:p>
                    </table:table-cell>
                    <table:table-cell table:style-name="Table1.A1" office:value-type="string">
                      <text:p text:style-name="Table_20_Contents">Acceptable writing with some structural or grammatical issues</text:p>
                    </table:table-cell>
                    <table:table-cell table:style-name="Table1.A1" office:value-type="string">
                      <text:p text:style-name="Table_20_Contents">Challenging to follow, multiple writing/formatting problems</text:p>
                    </table:table-cell>
                    <table:table-cell table:style-name="Table1.A1" office:value-type="string">
                      <text:p text:style-name="Table_20_Contents">Poorly constructed, unprofessional presentation</text:p>
                    </table:table-cell>
                  </table:table-row>
                </table:table>
                <text:p text:style-name="P7"><text:soft-page-break/><text:span text:style-name="Strong_20_Emphasis">Brief Summary Hall and Lieberman Tex</text:span><text:span text:style-name="Strong_20_Emphasis"><text:span text:style-name="T11">t </text:span></text:span><text:span text:style-name="Strong_20_Emphasis">(English):</text:span><text:line-break/>The text discusses banking failures and the critical role of deposit insurance in preventing systemic financial risks. Hall and Lieberman explore how deposit protection mechanisms like the FDIC stabilize banking systems by preventing panic-driven bank runs and maintaining public confidence in financial institutions.</text:p>
                <text:p text:style-name="Text_20_body"><text:span text:style-name="Strong_20_Emphasis">Resumen Breve (Español):</text:span><text:line-break/>El texto analiza las quiebras bancarias y el papel crucial del seguro de depósitos para prevenir riesgos financieros sistémicos. Hall y Lieberman exploran cómo los mecanismos de protección de depósitos como el FDIC estabilizan los sistemas bancarios al prevenir corridas bancarias impulsadas por el pánico y mantener la confianza pública en las instituciones financieras.</text:p>
              </text:section>
              <text:p text:style-name="Text_20_body"><text:span text:style-name="Strong_20_Emphasis"/></text:p>
            </text:section>
            <text:p text:style-name="Text_20_body"/>
          </text:section>
        </text:section>
        <text:p text:style-name="P5"><text:span text:style-name="Strong_20_Emphasis">A</text:span><text:span text:style-name="Strong_20_Emphasis"><text:span text:style-name="T8">ssignment</text:span></text:span><text:span text:style-name="Strong_20_Emphasis">:</text:span></text:p>
        <text:p text:style-name="P5">W_04.2 [Due: 27 Feb 2025]</text:p>
        <text:p text:style-name="P5">Read Hall and Lieberman, BANK FAILURES AND BANKING PANICS (pp 725-728). Provide a very brief summary of this section (English and Spanish) and answer the following questions:</text:p>
        <text:p text:style-name="P5">1. Do you think that an FDIC-like system is a good idea? Explain.</text:p>
        <text:p text:style-name="P5">2. The analogous entity to the FDIC in Mexico is the Instituto Para La Proteccion al Ahorro Bancario (IPAB). Read the first few pages of S&amp;P's Global Ratings Report for the IPAB. Is the IPAB a fiscally sound institution? Explain. </text:p>
        <text:p text:style-name="P5"/>
        <text:p text:style-name="P5">Standard format applies. </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7:48:41.806771747</meta:creation-date>
    <dc:date>2025-03-12T13:17:58.469491307</dc:date>
    <meta:editing-duration>PT1H37M25S</meta:editing-duration>
    <meta:editing-cycles>28</meta:editing-cycles>
    <meta:generator>LibreOffice/7.3.7.2$Linux_X86_64 LibreOffice_project/30$Build-2</meta:generator>
    <meta:document-statistic meta:table-count="1" meta:image-count="1" meta:object-count="0" meta:page-count="2" meta:paragraph-count="46" meta:word-count="424" meta:character-count="3077" meta:non-whitespace-character-count="2683"/>
  </office:meta>
</office:document-meta>
</file>